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Damage</text:p>
          </table:table-cell>
          <table:table-cell office:value-type="string">
            <text:p>Krit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table:formula="of:=[.B2]/[.A2]" office:value-type="float" office:value="4.5">
            <text:p>4,5</text:p>
          </table:table-cell>
          <table:table-cell table:formula="of:=[.A2]*4.5" office:value-type="float" office:value="117">
            <text:p>117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table:formula="of:=[.B3]/[.A3]" office:value-type="float" office:value="4.44827586206897">
            <text:p>4,4482758621</text:p>
          </table:table-cell>
          <table:table-cell table:formula="of:=[.A3]*4.5" office:value-type="float" office:value="130.5">
            <text:p>130,5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2">
            <text:p>152</text:p>
          </table:table-cell>
          <table:table-cell table:formula="of:=[.B4]/[.A4]" office:value-type="float" office:value="4.47058823529412">
            <text:p>4,4705882353</text:p>
          </table:table-cell>
          <table:table-cell table:formula="of:=[.A4]*4.5" office:value-type="float" office:value="153">
            <text:p>153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3">
            <text:p>163</text:p>
          </table:table-cell>
          <table:table-cell table:formula="of:=[.B5]/[.A5]" office:value-type="float" office:value="2.50769230769231">
            <text:p>2,5076923077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7">
            <text:p>177</text:p>
          </table:table-cell>
          <table:table-cell table:formula="of:=[.B6]/[.A6]" office:value-type="float" office:value="2.49295774647887">
            <text:p>2,492957746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[.B7]/[.A7]"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70">
            <text:p>370</text:p>
          </table:table-cell>
          <table:table-cell table:formula="of:=[.B8]/[.A8]" office:value-type="float" office:value="4.45783132530121">
            <text:p>4,4578313253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4" table:number-rows-spanned="1">
            <text:p>Kritdmg = Dmg *(2,5+Bonus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">
            <text:p>21</text:p>
          </table:table-cell>
          <table:table-cell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formula="of:=[.A12]/[.A11]" office:value-type="float" office:value="1.23809523809524">
            <text:p>1,2380952381</text:p>
          </table:table-cell>
          <table:table-cell table:style-name="ce3" office:value-type="float" office:value="12">
            <text:p>12</text:p>
          </table:table-cell>
          <table:table-cell table:style-name="ce3" table:formula="of:=[.C12]/[.C11]" office:value-type="float" office:value="1.2">
            <text:p>1,2</text:p>
          </table:table-cell>
          <table:table-cell table:style-name="ce3" office:value-type="float" office:value="10">
            <text:p>10</text:p>
          </table:table-cell>
          <table:table-cell table:style-name="ce3" table:formula="of:=[.E12]/[.E11]" office:value-type="float" office:value="1.25">
            <text:p>1,25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formula="of:=[.A13]/[.A12]" office:value-type="float" office:value="1.11538461538462">
            <text:p>1,1153846154</text:p>
          </table:table-cell>
          <table:table-cell table:formula="of:=[.A13]/[.A11]" office:value-type="float" office:value="1.38095238095238">
            <text:p>1,380952381</text:p>
          </table:table-cell>
          <table:table-cell/>
          <table:table-cell table:formula="of:=SQRT([.C13])" office:value-type="float" office:value="1.17513930278601">
            <text:p>1,1751393028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formula="of:=[.A14]/[.A13]" office:value-type="float" office:value="1.17241379310345">
            <text:p>1,1724137931</text:p>
          </table:table-cell>
          <table:table-cell table:formula="of:=[.A14]/[.A12]" office:value-type="float" office:value="1.30769230769231">
            <text:p>1,3076923077</text:p>
          </table:table-cell>
          <table:table-cell table:formula="of:=[.A14]/[.A11]" office:value-type="float" office:value="1.61904761904762">
            <text:p>1,619047619</text:p>
          </table:table-cell>
          <table:table-cell table:formula="of:=SQRT([.C14])" office:value-type="float" office:value="1.14354374979373">
            <text:p>1,1435437498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3" table:number-rows-spanned="1">
            <text:p>Overlevelt: Dmg*1,15^diff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Underlevelt: Dmg/1,2^diff</text:p>
          </table:table-cell>
          <table:covered-table-cell table:number-columns-repeated="2" table:style-name="ce1"/>
          <table:table-cell office:value-type="string" table:number-columns-spanned="2" table:number-rows-spanned="1">
            <text:p>Both castet to int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formula="of:=[.A17]/[.A18]" office:value-type="float" office:value="1.14285714285714">
            <text:p>1,1428571429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formula="of:=[.A18]/[.A19]" office:value-type="float" office:value="1.3125">
            <text:p>1,3125</text:p>
          </table:table-cell>
          <table:table-cell table:formula="of:=[.A17]/[.A19]" office:value-type="float" office:value="1.5">
            <text:p>1,5</text:p>
          </table:table-cell>
          <table:table-cell table:formula="of:=SQRT([.C19])" office:value-type="float" office:value="1.22474487139159">
            <text:p>1,22474487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formula="of:=[.A21]/[.A22]" office:value-type="float" office:value="1.06666666666667">
            <text:p>1,0666666667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formula="of:=[.A22]/[.A23]" office:value-type="float" office:value="1.04651162790698">
            <text:p>1,0465116279</text:p>
          </table:table-cell>
          <table:table-cell table:formula="of:=[.A21]/[.A23]" office:value-type="float" office:value="1.11627906976744">
            <text:p>1,1162790698</text:p>
          </table:table-cell>
          <table:table-cell table:formula="of:=SQRT([.C23])" office:value-type="float" office:value="1.05654108759075">
            <text:p>1,056541087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[.A25]*0.9" office:value-type="float" office:value="22.5">
            <text:p>22,5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formula="of:=[.C26]*0.9*0.9" office:value-type="float" office:value="18.225">
            <text:p>18,225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style-name="ce2" office:value-type="string" table:number-columns-spanned="4" table:number-rows-spanned="1">
            <text:p>Exp=Base*0.9^(diff^2)</text:p>
          </table:table-cell>
          <table:covered-table-cell table:number-columns-repeated="3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18.08.2018</text:date>, <text:time>19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8T19:03:24.74</dc:date>
    <meta:generator>OpenOffice/4.0.1$Win32 OpenOffice.org_project/401m5$Build-9714</meta:generator>
    <meta:editing-duration>PT2H8M39S</meta:editing-duration>
    <meta:editing-cycles>1</meta:editing-cycles>
    <meta:document-statistic meta:table-count="1" meta:cell-count="74" meta:object-count="0"/>
  </office:meta>
</office:document-meta>
</file>